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-star</text:p>
      <text:p text:style-name="Normal"/>
      <text:p text:style-name="Normal">Page d’accueil.</text:p>
      <text:p text:style-name="Normal">Batiment<text:s/></text:p>
      <text:p text:style-name="Normal">Programme<text:s/>immo : -<text:s/></text:p>
      <text:p text:style-name="Normal">Porte à cabine</text:p>
      <text:p text:style-name="Normal">B-unit</text:p>
      <text:p text:style-name="Normal">Ride</text:p>
      <text:p text:style-name="Normal"/>
      <text:p text:style-name="Normal">Ingénieurie<text:s/></text:p>
      <text:p text:style-name="Normal"/>
      <text:p text:style-name="Normal">Le matos dans la<text:s/><text:s text:c="1177"/></text:p>
      <text:p text:style-name="Normal"><text:s text:c="5"/></text:p>
      <text:p text:style-name="Normal">Booking partie des réservations villa ou propriétés</text:p>
      <text:p text:style-name="Normal"/>
      <text:p text:style-name="Normal">Program les terrains que nous vendons ++implémentation des VR</text:p>
      <text:p text:style-name="Normal">Préfabriqués partie montage<text:s/></text:p>
      <text:p text:style-name="Normal"><text:s/></text:p>
      <text:p text:style-name="Normal"/>
      <text:p text:style-name="Normal">Référence :<text:s/><text:a xlink:href="http://www.jardinpriveimmobilier.com/index_uk.htm" office:target-frame-name="_top" xlink:show="replace"><text:span text:style-name="Lienhypertexte">http://www.jardinpriveimmobilier.com/index_uk.htm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_amine Sané</meta:initial-creator>
    <dc:creator>al_amine Sané</dc:creator>
    <meta:creation-date>2020-03-19T14:25:00Z</meta:creation-date>
    <dc:date>2020-03-19T23:32:00Z</dc:date>
    <meta:template xlink:href="Normal" xlink:type="simple"/>
    <meta:editing-cycles>1</meta:editing-cycles>
    <meta:editing-duration>PT32820S</meta:editing-duration>
    <meta:document-statistic meta:page-count="1" meta:paragraph-count="3" meta:word-count="242" meta:character-count="1571" meta:row-count="11" meta:non-whitespace-character-count="1332"/>
  </office:meta>
</office:document-meta>
</file>